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a224a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a224a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a224a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a224a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7ec9d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a224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1">VILLE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 <text:span text:style-name="T9">de l’avis préalable du Collège communal</text:span></text:p>
      <text:p text:style-name="P3"/>
      <text:p text:style-name="P11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technique</text:span>,</text:p>
      <text:p text:style-name="P6"/>
      <text:p text:style-name="P8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a224a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a224a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a224a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a224a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7ec9d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a224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1">VILLE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 <text:span text:style-name="T9">de l’avis préalable du Collège communal</text:span></text:p>
      <text:p text:style-name="P3"/>
      <text:p text:style-name="P11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technique</text:span>,</text:p>
      <text:p text:style-name="P6"/>
      <text:p text:style-name="P8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a224a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a224a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a224a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a224a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7ec9d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a224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1">VILLE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 <text:span text:style-name="T9">de l’avis préalable du Collège communal</text:span></text:p>
      <text:p text:style-name="P3"/>
      <text:p text:style-name="P11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technique</text:span>,</text:p>
      <text:p text:style-name="P6"/>
      <text:p text:style-name="P8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a224a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a224a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a224a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a224a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37ec9d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224a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a224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1">VILLE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 <text:span text:style-name="T9">de l’avis préalable du Collège communal</text:span></text:p>
      <text:p text:style-name="P3"/>
      <text:p text:style-name="P11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technique</text:span>,</text:p>
      <text:p text:style-name="P6"/>
      <text:p text:style-name="P8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34.356089084</dc:date>
    <dc:language>fr-FR</dc:language>
    <meta:editing-cycles>117</meta:editing-cycles>
    <meta:editing-duration>P1DT9H32M57S</meta:editing-duration>
    <meta:document-statistic meta:table-count="1" meta:image-count="0" meta:object-count="0" meta:page-count="1" meta:paragraph-count="14" meta:word-count="124" meta:character-count="926" meta:non-whitespace-character-count="834"/>
    <meta:user-defined meta:name="Info 1"/>
    <meta:user-defined meta:name="Info 2"/>
    <meta:user-defined meta:name="Info 3"/>
    <meta:user-defined meta:name="Info 4"/>
  </office:meta>
</office:document-meta>
</file>